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style:font-size-asian="12pt" style:font-name-complex="Arial"/>
    </style:style>
    <style:style style:name="P2" style:family="paragraph" style:parent-style-name="Header">
      <style:text-properties style:font-name="Arial" fo:font-size="12pt" officeooo:rsid="0000d092" officeooo:paragraph-rsid="0000d092" style:font-size-asian="12pt" style:font-name-complex="Arial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officeooo:rsid="0000d092" officeooo:paragraph-rsid="0000d092" style:font-size-asian="12pt" style:font-name-complex="Arial"/>
    </style:style>
    <style:style style:name="P7" style:family="paragraph" style:parent-style-name="Standard">
      <style:text-properties officeooo:rsid="0000d092" officeooo:paragraph-rsid="0000d092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margin-top="0.3cm" fo:margin-bottom="0cm" style:contextual-spacing="false"/>
      <style:text-properties officeooo:rsid="0000d092" officeooo:paragraph-rsid="0000d092"/>
    </style:style>
    <style:style style:name="P11" style:family="paragraph" style:parent-style-name="Standard">
      <style:paragraph-properties fo:margin-top="0.3cm" fo:margin-bottom="0cm" style:contextual-spacing="false"/>
      <style:text-properties style:font-name="Arial" fo:font-size="12pt" style:font-size-asian="12pt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12pt" officeooo:rsid="0004290e" officeooo:paragraph-rsid="0004290e" style:font-size-asian="12pt" style:font-name-complex="Arial"/>
    </style:style>
    <style:style style:name="P14" style:family="paragraph" style:parent-style-name="Standard">
      <style:text-properties style:font-name="Arial" fo:font-size="12pt" officeooo:rsid="00082ecb" officeooo:paragraph-rsid="00082ecb" style:font-size-asian="12pt" style:font-name-complex="Arial"/>
    </style:style>
    <style:style style:name="T1" style:family="text">
      <style:text-properties officeooo:rsid="0000d092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style:font-name="Arial" fo:font-size="12pt" officeooo:rsid="0000d092" style:font-size-asian="12pt" style:font-name-complex="Arial"/>
    </style:style>
    <style:style style:name="T4" style:family="text">
      <style:text-properties style:font-name="Arial" fo:font-size="12pt" officeooo:rsid="0004290e" style:font-size-asian="12pt" style:font-name-complex="Arial"/>
    </style:style>
    <style:style style:name="T5" style:family="text">
      <style:text-properties style:font-name="Arial" fo:font-size="12pt" officeooo:rsid="00082ecb" style:font-size-asian="12pt" style:font-name-complex="Arial"/>
    </style:style>
    <style:style style:name="T6" style:family="text">
      <style:text-properties officeooo:rsid="000429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INPI</text:p>
            <text:p text:style-name="P14">Agence comptable</text:p>
            <text:p text:style-name="P13">15 rue des Minimes</text:p>
            <text:p text:style-name="P13">92677 Courbevoie Cédex</text:p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5"/>
            <text:p text:style-name="P13"/>
            <text:p text:style-name="P4"/>
            <text:p text:style-name="Standard"><text:span text:style-name="T2">Objet : </text:span><text:span text:style-name="T5">Paiement redevance « Délivrance et impression du fascicule de brevet »</text:span></text:p>
            <text:p text:style-name="P7"><text:span text:style-name="T3">R</text:span><text:span text:style-name="T2">éférence : 11 02600</text:span></text:p>
            <text:p text:style-name="P4"/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M<text:span text:style-name="T6">onsieur le Directeur</text:span>,</text:p>
      <text:p text:style-name="P4"/>
      <text:p text:style-name="P14">Je vous joins un chèque correspondant au paiement de la redevance citée en objet.</text:p>
      <text:p text:style-name="P14"/>
      <text:p text:style-name="P14">Par ailleurs concernant les redevances à venir, je vous informe que je suis maintenant votre interlocuteur unique. Pour ce faire, j'ai adressé un courrier à la direction des brevets de l'INPI en envoi recommandé A/R.</text:p>
      <text:p text:style-name="P4"/>
      <text:p text:style-name="P10"><text:span text:style-name="T3">V</text:span><text:span text:style-name="T2">euillez </text:span><text:span text:style-name="T4">agréer, Monsieur le Directeur, mes salutations distinguées.</text:span><text:span text:style-name="T2">.</text:span></text:p>
      <text:p text:style-name="P11"/>
      <text:p text:style-name="P4"/>
      <text:p text:style-name="P4"/>
      <text:p text:style-name="P4"/>
      <text:p text:style-name="P4"/>
      <text:p text:style-name="P9">R. LERUST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style:font-size-asian="12pt" style:font-name-complex="Arial"/>
    </style:style>
    <style:style style:name="MP2" style:family="paragraph" style:parent-style-name="Header">
      <style:text-properties style:font-name="Arial" fo:font-size="12pt" officeooo:rsid="0000d092" officeooo:paragraph-rsid="0000d092" style:font-size-asian="12pt" style:font-name-complex="Arial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officeooo:rsid="0000d092"/>
    </style:style>
    <style:style style:name="MT2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Régis LERUSTE</text:p>
              <text:p text:style-name="MP2">1 impasse du LANGUERNAIS</text:p>
              <text:p text:style-name="MP1">44<text:span text:style-name="MT1">350</text:span> <text:span text:style-name="MT1">St MOLF</text:span></text:p>
            </table:table-cell>
            <table:table-cell table:style-name="Tableau2.A1" office:value-type="string">
              <text:p text:style-name="MP3"><text:span text:style-name="MT2">Saint MOLF le </text:span><text:span text:style-name="MT2"><text:date style:data-style-name="N30" text:date-value="2014-09-16T10:24:50.773459221">16/09/2014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14-09-16T10:24:50.761723167</dc:date>
    <meta:print-date>2014-09-15T14:45:30.460000000</meta:print-date>
    <meta:editing-cycles>3</meta:editing-cycles>
    <meta:editing-duration>PT4M</meta:editing-duration>
    <meta:generator>LibreOffice/4.2.3.3$Linux_X86_64 LibreOffice_project/420m0$Build-3</meta:generator>
    <meta:document-statistic meta:table-count="2" meta:image-count="0" meta:object-count="0" meta:page-count="1" meta:paragraph-count="15" meta:word-count="102" meta:character-count="630" meta:non-whitespace-character-count="543"/>
  </office:meta>
</office:document-meta>
</file>